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ourier New Bold" svg:font-family="'Courier New Bold'" style:font-family-generic="system" style:font-pitch="variable"/>
  </office:font-face-decls>
  <office:automatic-styles>
    <style:style style:name="Table1" style:family="table" style:master-page-name="MP0">
      <style:table-properties style:width="6in" fo:margin-left="0in" style:page-number="auto" table:align="left"/>
    </style:style>
    <style:style style:name="Table1.A" style:family="table-column">
      <style:table-column-properties style:column-width="6in"/>
    </style:style>
    <style:style style:name="Table1.A1" style:family="table-cell">
      <style:table-cell-properties fo:padding-left="0.075in" fo:padding-right="0.075in" fo:padding-top="0in" fo:padding-bottom="0in" fo:border="1pt solid #bfbfbf"/>
    </style:style>
    <style:style style:name="Table1.A2" style:family="table-cell">
      <style:table-cell-properties fo:padding-left="0.075in" fo:padding-right="0.075in" fo:padding-top="0in" fo:padding-bottom="0in" fo:border-left="1pt solid #bfbfbf" fo:border-right="1pt solid #bfbfbf" fo:border-top="4.5pt solid #bfbfbf" fo:border-bottom="1pt solid #bfbfbf"/>
    </style:style>
    <style:style style:name="Table2" style:family="table">
      <style:table-properties style:width="1.3333in" table:align="center"/>
    </style:style>
    <style:style style:name="Table2.A" style:family="table-column">
      <style:table-column-properties style:column-width="1.3333in"/>
    </style:style>
    <style:style style:name="Table2.A1" style:family="table-cell">
      <style:table-cell-properties style:vertical-align="middle" fo:padding-left="0.075in" fo:padding-right="0.075in" fo:padding-top="0in" fo:padding-bottom="0in" fo:border="1.5pt solid #bfbfbf"/>
    </style:style>
    <style:style style:name="Table3" style:family="table">
      <style:table-properties style:width="4in" table:align="center"/>
    </style:style>
    <style:style style:name="Table3.A" style:family="table-column">
      <style:table-column-properties style:column-width="1.2174in"/>
    </style:style>
    <style:style style:name="Table3.B" style:family="table-column">
      <style:table-column-properties style:column-width="2.7826in"/>
    </style:style>
    <style:style style:name="Table3.A1" style:family="table-cell">
      <style:table-cell-properties fo:padding-left="0.075in" fo:padding-right="0.075in" fo:padding-top="0in" fo:padding-bottom="0in" fo:border-left="1pt solid #bfbfbf" fo:border-right="1pt solid #bfbfbf" fo:border-top="1pt solid #bfbfbf" fo:border-bottom="0.75pt solid #bfbfbf"/>
    </style:style>
    <style:style style:name="Table3.A2" style:family="table-cell">
      <style:table-cell-properties fo:padding-left="0.075in" fo:padding-right="0.075in" fo:padding-top="0in" fo:padding-bottom="0in" fo:border="1pt solid #bfbfbf"/>
    </style:style>
    <style:style style:name="P1" style:family="paragraph" style:parent-style-name="Normal">
      <style:paragraph-properties fo:margin-top="0.0835in" fo:margin-bottom="0in" style:contextual-spacing="false" fo:line-height="94%" fo:text-align="justify" style:justify-single-word="false" fo:orphans="0" fo:widows="0" fo:break-before="page" style:text-autospace="none"/>
      <style:text-properties fo:letter-spacing="0.0035in" style:letter-kerning="true"/>
    </style:style>
    <style:style style:name="P2" style:family="paragraph" style:parent-style-name="Normal">
      <style:paragraph-properties fo:margin-top="0.0835in" fo:margin-bottom="0in" style:contextual-spacing="false" fo:line-height="94%" fo:text-align="justify" style:justify-single-word="false" fo:orphans="0" fo:widows="0" style:text-autospace="none"/>
      <style:text-properties fo:letter-spacing="0.0035in" style:letter-kerning="true"/>
    </style:style>
    <style:style style:name="P3" style:family="paragraph" style:parent-style-name="Normal">
      <style:paragraph-properties fo:margin-top="0.0835in" fo:margin-bottom="0in" style:contextual-spacing="false" fo:line-height="94%" fo:text-align="center" style:justify-single-word="false" fo:orphans="0" fo:widows="0" style:text-autospace="none"/>
      <style:text-properties fo:letter-spacing="0.0035in" style:letter-kerning="true"/>
    </style:style>
    <style:style style:name="P4" style:family="paragraph" style:parent-style-name="Normal">
      <style:paragraph-properties fo:margin-top="0.0835in" fo:margin-bottom="0in" style:contextual-spacing="false" fo:line-height="94%" fo:text-align="justify" style:justify-single-word="false" fo:orphans="0" fo:widows="0" style:text-autospace="none"/>
    </style:style>
    <style:style style:name="P5" style:family="paragraph" style:parent-style-name="Normal">
      <style:paragraph-properties fo:margin-top="0.0835in" fo:margin-bottom="0in" style:contextual-spacing="false" fo:line-height="94%" fo:text-align="justify" style:justify-single-word="false" fo:orphans="0" fo:widows="0" style:text-autospace="none"/>
      <style:text-properties style:font-name="Courier New" fo:letter-spacing="0.0035in" style:letter-kerning="true" style:font-name-complex="Courier New"/>
    </style:style>
    <style:style style:name="P6" style:family="paragraph" style:parent-style-name="Normal">
      <style:paragraph-properties fo:margin-top="0.0835in" fo:margin-bottom="0in" style:contextual-spacing="false" fo:line-height="94%" fo:text-align="justify" style:justify-single-word="false" fo:orphans="0" fo:widows="0" style:text-autospace="none"/>
      <style:text-properties style:font-name="Courier New" fo:font-size="8pt" fo:letter-spacing="0.0035in" style:letter-kerning="true" style:font-size-asian="8pt" style:font-name-complex="Courier New" style:font-size-complex="8pt"/>
    </style:style>
    <style:style style:name="P7" style:family="paragraph" style:parent-style-name="Normal">
      <style:paragraph-properties fo:margin-top="0.1945in" fo:margin-bottom="0.1945in" style:contextual-spacing="false" fo:line-height="94%" fo:text-align="center" style:justify-single-word="false" fo:orphans="0" fo:widows="0" style:text-autospace="none"/>
      <style:text-properties fo:font-size="17pt" fo:letter-spacing="0.0193in" fo:font-weight="bold" style:letter-kerning="true" style:font-size-asian="17pt" style:font-weight-asian="bold" style:font-size-complex="17pt" style:font-weight-complex="bold"/>
    </style:style>
    <style:style style:name="P8" style:family="paragraph" style:parent-style-name="Normal">
      <style:paragraph-properties fo:margin-top="0.222in" fo:margin-bottom="0in" style:contextual-spacing="false" fo:line-height="94%" fo:text-align="justify" style:justify-single-word="false" fo:orphans="0" fo:widows="0" style:text-autospace="none"/>
      <style:text-properties fo:letter-spacing="0.0035in" style:letter-kerning="true"/>
    </style:style>
    <style:style style:name="P9" style:family="paragraph" style:parent-style-name="Normal">
      <style:paragraph-properties fo:line-height="94%" fo:text-align="center" style:justify-single-word="false" fo:orphans="0" fo:widows="0" style:text-autospace="none">
        <style:tab-stops>
          <style:tab-stop style:position="1.8126in" style:type="center"/>
          <style:tab-stop style:position="3.9374in" style:type="center"/>
        </style:tab-stops>
      </style:paragraph-properties>
      <style:text-properties fo:letter-spacing="0.0035in" fo:font-weight="bold" style:letter-kerning="true" style:font-weight-asian="bold" style:font-weight-complex="bold"/>
    </style:style>
    <style:style style:name="P10" style:family="paragraph" style:parent-style-name="Normal">
      <style:paragraph-properties fo:line-height="94%" fo:text-align="center" style:justify-single-word="false" fo:orphans="0" fo:widows="0" style:text-autospace="none">
        <style:tab-stops>
          <style:tab-stop style:position="1.8126in" style:type="center"/>
          <style:tab-stop style:position="3.9374in" style:type="center"/>
        </style:tab-stops>
      </style:paragraph-properties>
      <style:text-properties fo:letter-spacing="0.0035in" style:letter-kerning="true"/>
    </style:style>
    <style:style style:name="P11" style:family="paragraph" style:parent-style-name="Normal">
      <style:paragraph-properties fo:line-height="94%" fo:text-align="justify" style:justify-single-word="false" fo:orphans="0" fo:widows="0" style:text-autospace="none"/>
      <style:text-properties fo:letter-spacing="0.0035in" style:letter-kerning="true"/>
    </style:style>
    <style:style style:name="P12" style:family="paragraph" style:parent-style-name="Normal">
      <style:paragraph-properties fo:orphans="0" fo:widows="0" style:text-autospace="none">
        <style:tab-stops>
          <style:tab-stop style:position="0.5in"/>
        </style:tab-stops>
      </style:paragraph-properties>
      <style:text-properties fo:letter-spacing="0.0035in" style:letter-kerning="true"/>
    </style:style>
    <style:style style:name="P13" style:family="paragraph" style:parent-style-name="Normal">
      <style:paragraph-properties fo:orphans="0" fo:widows="0" style:text-autospace="none"/>
      <style:text-properties fo:letter-spacing="0.0035in" style:text-underline-style="solid" style:text-underline-width="auto" style:text-underline-color="font-color" fo:font-weight="bold" style:text-underline-mode="continuous" style:text-overline-mode="continuous" style:text-line-through-mode="continuous" style:letter-kerning="true" style:font-weight-asian="bold" style:font-weight-complex="bold"/>
    </style:style>
    <style:style style:name="P14" style:family="paragraph" style:parent-style-name="Normal">
      <style:paragraph-properties fo:line-height="94%" fo:text-align="center" style:justify-single-word="false" fo:orphans="0" fo:widows="0" style:text-autospace="none">
        <style:tab-stops>
          <style:tab-stop style:position="1.8126in" style:type="center"/>
          <style:tab-stop style:position="3.9374in" style:type="center"/>
        </style:tab-stops>
      </style:paragraph-properties>
    </style:style>
    <style:style style:name="P15" style:family="paragraph" style:parent-style-name="Normal">
      <style:paragraph-properties fo:orphans="0" fo:widows="0" style:text-autospace="none"/>
      <style:text-properties fo:font-size="12pt" fo:letter-spacing="0.0165in" fo:font-weight="bold" style:letter-kerning="true" style:font-size-asian="12pt" style:font-weight-asian="bold" style:font-size-complex="12pt" style:font-weight-complex="bold"/>
    </style:style>
    <style:style style:name="P16" style:family="paragraph" style:parent-style-name="Normal">
      <style:paragraph-properties fo:orphans="0" fo:widows="0" style:text-autospace="none"/>
      <style:text-properties fo:font-size="11pt" fo:letter-spacing="0.0165in" fo:font-weight="bold" style:letter-kerning="true" style:font-size-asian="11pt" style:font-weight-asian="bold" style:font-size-complex="12pt" style:font-weight-complex="bold"/>
    </style:style>
    <style:style style:name="P17" style:family="paragraph" style:parent-style-name="Normal">
      <style:paragraph-properties fo:orphans="0" fo:widows="0" style:text-autospace="none"/>
      <style:text-properties fo:letter-spacing="0.0165in" fo:font-weight="bold" style:letter-kerning="true" style:font-weight-asian="bold" style:font-weight-complex="bold"/>
    </style:style>
    <style:style style:name="P18" style:family="paragraph" style:parent-style-name="Normal">
      <style:paragraph-properties fo:line-height="94%" fo:text-align="justify" style:justify-single-word="false" fo:orphans="0" fo:widows="0" style:text-autospace="none"/>
      <style:text-properties fo:font-size="9pt" style:font-size-asian="9pt" style:font-size-complex="9pt"/>
    </style:style>
    <style:style style:name="P19" style:family="paragraph" style:parent-style-name="Normal">
      <style:paragraph-properties fo:margin-top="0.3752in" fo:margin-bottom="0.0972in" style:contextual-spacing="false" fo:line-height="94%" fo:text-align="center" style:justify-single-word="false" fo:orphans="0" fo:widows="0" style:text-autospace="none"/>
      <style:text-properties fo:font-size="12pt" fo:letter-spacing="0.0043in" fo:font-weight="bold" style:letter-kerning="true" style:font-size-asian="12pt" style:font-weight-asian="bold" style:font-size-complex="12pt" style:font-weight-complex="bold"/>
    </style:style>
    <style:style style:name="P20" style:family="paragraph" style:parent-style-name="Normal">
      <style:paragraph-properties fo:margin-left="0.5in" fo:margin-right="0.5in" fo:margin-top="0.0835in" fo:margin-bottom="0.0693in" style:contextual-spacing="false" fo:line-height="94%" fo:text-align="justify" style:justify-single-word="false" fo:orphans="0" fo:widows="0" fo:text-indent="0in" style:auto-text-indent="false" style:text-autospace="none">
        <style:tab-stops/>
      </style:paragraph-properties>
    </style:style>
    <style:style style:name="P21" style:family="paragraph" style:parent-style-name="Normal">
      <style:paragraph-properties fo:margin-left="0.5in" fo:margin-right="0.5in" fo:margin-top="0.0835in" fo:margin-bottom="0.0693in" style:contextual-spacing="false" fo:line-height="94%" fo:text-align="justify" style:justify-single-word="false" fo:orphans="0" fo:widows="0" fo:text-indent="0in" style:auto-text-indent="false" style:text-autospace="none">
        <style:tab-stops/>
      </style:paragraph-properties>
      <style:text-properties fo:letter-spacing="0.0035in" style:letter-kerning="true"/>
    </style:style>
    <style:style style:name="P22" style:family="paragraph" style:parent-style-name="Normal">
      <style:paragraph-properties fo:margin-top="0.1665in" fo:margin-bottom="0.028in" style:contextual-spacing="false" fo:line-height="94%" fo:orphans="0" fo:widows="0" style:text-autospace="none"/>
      <style:text-properties fo:letter-spacing="0.0165in" fo:font-weight="bold" style:letter-kerning="true" style:font-weight-asian="bold" style:font-weight-complex="bold"/>
    </style:style>
    <style:style style:name="P23" style:family="paragraph" style:parent-style-name="Normal" style:list-style-name="L1">
      <style:paragraph-properties fo:orphans="0" fo:widows="0" style:text-autospace="none"/>
    </style:style>
    <style:style style:name="P24" style:family="paragraph" style:parent-style-name="Normal" style:list-style-name="L1">
      <style:paragraph-properties fo:orphans="0" fo:widows="0" style:text-autospace="none">
        <style:tab-stops>
          <style:tab-stop style:position="-0.5in"/>
        </style:tab-stops>
      </style:paragraph-properties>
    </style:style>
    <style:style style:name="P25" style:family="paragraph" style:parent-style-name="Normal" style:list-style-name="L1">
      <style:paragraph-properties fo:orphans="0" fo:widows="0" style:text-autospace="none"/>
      <style:text-properties fo:letter-spacing="0.0035in" style:letter-kerning="true"/>
    </style:style>
    <style:style style:name="P26" style:family="paragraph" style:parent-style-name="Normal" style:list-style-name="L1">
      <style:paragraph-properties fo:orphans="0" fo:widows="0" style:text-autospace="none">
        <style:tab-stops>
          <style:tab-stop style:position="0in"/>
        </style:tab-stops>
      </style:paragraph-properties>
      <style:text-properties fo:letter-spacing="0.0035in" style:letter-kerning="true"/>
    </style:style>
    <style:style style:name="P27" style:family="paragraph" style:parent-style-name="Normal" style:list-style-name="L1">
      <style:paragraph-properties fo:orphans="0" fo:widows="0" style:text-autospace="none">
        <style:tab-stops>
          <style:tab-stop style:position="-0.5in"/>
        </style:tab-stops>
      </style:paragraph-properties>
      <style:text-properties fo:letter-spacing="0.0035in" style:letter-kerning="true"/>
    </style:style>
    <style:style style:name="P28" style:family="paragraph" style:parent-style-name="Normal" style:list-style-name="L1">
      <style:paragraph-properties fo:margin-top="0.0835in" fo:margin-bottom="0in" style:contextual-spacing="false" fo:line-height="94%" fo:text-align="justify" style:justify-single-word="false" fo:orphans="0" fo:widows="0" style:text-autospace="none"/>
      <style:text-properties style:font-name="Courier New" fo:letter-spacing="0.0035in" style:letter-kerning="true" style:font-name-complex="Courier New"/>
    </style:style>
    <style:style style:name="P29" style:family="paragraph" style:parent-style-name="Normal" style:list-style-name="L1">
      <style:paragraph-properties fo:margin-top="0.0835in" fo:margin-bottom="0in" style:contextual-spacing="false" fo:line-height="94%" fo:text-align="justify" style:justify-single-word="false" fo:orphans="0" fo:widows="0" style:text-autospace="none"/>
    </style:style>
    <style:style style:name="P30" style:family="paragraph" style:parent-style-name="Normal" style:list-style-name="L1">
      <style:paragraph-properties fo:margin-top="0.0835in" fo:margin-bottom="0in" style:contextual-spacing="false" fo:line-height="94%" fo:text-align="justify" style:justify-single-word="false" fo:orphans="0" fo:widows="0" style:text-autospace="none"/>
      <style:text-properties fo:letter-spacing="0.0035in" style:letter-kerning="true"/>
    </style:style>
    <style:style style:name="T1" style:family="text">
      <style:text-properties fo:letter-spacing="0.0035in" style:letter-kerning="true"/>
    </style:style>
    <style:style style:name="T2" style:family="text">
      <style:text-properties fo:letter-spacing="0.0035in" fo:font-style="italic" style:letter-kerning="true" style:font-style-asian="italic" style:font-style-complex="italic"/>
    </style:style>
    <style:style style:name="T3" style:family="text">
      <style:text-properties fo:letter-spacing="0.0035in" fo:font-style="italic" fo:font-weight="bold" style:letter-kerning="true" style:font-style-asian="italic" style:font-weight-asian="bold" style:font-style-complex="italic" style:font-weight-complex="bold"/>
    </style:style>
    <style:style style:name="T4" style:family="text">
      <style:text-properties fo:letter-spacing="0.0035in" fo:font-weight="bold" style:letter-kerning="true" style:font-weight-asian="bold" style:font-weight-complex="bold"/>
    </style:style>
    <style:style style:name="T5" style:family="text">
      <style:text-properties fo:color="#ff0000" fo:letter-spacing="0.0035in" style:letter-kerning="true"/>
    </style:style>
    <style:style style:name="T6" style:family="text">
      <style:text-properties fo:color="#ff0000" fo:letter-spacing="0.0035in" fo:font-weight="bold" style:letter-kerning="true" style:font-weight-asian="bold" style:font-weight-complex="bold"/>
    </style:style>
    <style:style style:name="T7" style:family="text">
      <style:text-properties style:font-name="Courier New Bold" fo:font-size="9pt" fo:letter-spacing="0.0035in" fo:font-weight="bold" style:letter-kerning="true" style:font-size-asian="9pt" style:font-weight-asian="bold" style:font-name-complex="Courier New Bold" style:font-size-complex="9pt" style:font-weight-complex="bold"/>
    </style:style>
    <style:style style:name="T8" style:family="text">
      <style:text-properties style:font-name="Courier New" fo:letter-spacing="0.0035in" style:letter-kerning="true" style:font-name-complex="Courier New"/>
    </style:style>
    <style:style style:name="T9" style:family="text">
      <style:text-properties fo:font-size="9pt" fo:letter-spacing="0.0035in" style:letter-kerning="true" style:font-size-asian="9pt" style:font-size-complex="9pt"/>
    </style:style>
    <style:style style:name="T10" style:family="text">
      <style:text-properties fo:font-size="9pt" style:font-size-asian="9pt" style:font-size-complex="9pt"/>
    </style:style>
    <style:style style:name="T11" style:family="text">
      <style:text-properties fo:font-size="9pt" fo:font-style="italic" style:font-size-asian="9pt" style:font-style-asian="italic" style:font-size-complex="9pt" style:font-style-complex="italic"/>
    </style:style>
    <style:style style:name="T12" style:family="text">
      <style:text-properties officeooo:rsid="000a3c57"/>
    </style:style>
    <text:list-style style:name="L1">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o">
        <style:list-level-properties text:space-before="0.75in" text:min-label-width="0.25in"/>
        <style:text-properties style:font-name="Courier New"/>
      </text:list-level-style-bullet>
      <text:list-level-style-bullet text:level="3" text:style-name="WW_5f_CharLFO7LVL3" text:bullet-char="">
        <style:list-level-properties text:space-before="1.25in" text:min-label-width="0.25in"/>
        <style:text-properties style:font-name="Symbol"/>
      </text:list-level-style-bullet>
      <text:list-level-style-bullet text:level="4" text:style-name="WW_5f_CharLFO7LVL4" text:bullet-char="">
        <style:list-level-properties text:space-before="1.75in" text:min-label-width="0.25in"/>
        <style:text-properties style:font-name="Symbol"/>
      </text:list-level-style-bullet>
      <text:list-level-style-bullet text:level="5" text:style-name="WW_5f_CharLFO7LVL5" text:bullet-char="o">
        <style:list-level-properties text:space-before="2.25in" text:min-label-width="0.25in"/>
        <style:text-properties style:font-name="Courier New"/>
      </text:list-level-style-bullet>
      <text:list-level-style-bullet text:level="6" text:style-name="WW_5f_CharLFO7LVL6" text:bullet-char="">
        <style:list-level-properties text:space-before="2.75in" text:min-label-width="0.25in"/>
        <style:text-properties style:font-name="Wingdings"/>
      </text:list-level-style-bullet>
      <text:list-level-style-bullet text:level="7" text:style-name="WW_5f_CharLFO7LVL7" text:bullet-char="">
        <style:list-level-properties text:space-before="3.25in" text:min-label-width="0.25in"/>
        <style:text-properties style:font-name="Symbol"/>
      </text:list-level-style-bullet>
      <text:list-level-style-bullet text:level="8" text:style-name="WW_5f_CharLFO7LVL8" text:bullet-char="o">
        <style:list-level-properties text:space-before="3.75in" text:min-label-width="0.25in"/>
        <style:text-properties style:font-name="Courier New"/>
      </text:list-level-style-bullet>
      <text:list-level-style-bullet text:level="9" text:style-name="WW_5f_CharLFO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
          </table:table-cell>
        </table:table-row>
        <table:table-row>
          <table:table-cell table:style-name="Table1.A2" office:value-type="string">
            <text:p text:style-name="P7">A Comparison of Machine Learning Techniques for the Classification of Web Advertisement URL Data</text:p>
          </table:table-cell>
        </table:table-row>
        <table:table-row>
          <table:table-cell table:style-name="Table1.A1" office:value-type="string">
            <text:p text:style-name="P8"/>
          </table:table-cell>
        </table:table-row>
      </table:table>
      <text:p text:style-name="P9">Taj Morton, Austin Sharp, and Michael Mendes</text:p>
      <text:p text:style-name="P10">School of EECS</text:p>
      <text:p text:style-name="P10">Oregon State University</text:p>
      <text:p text:style-name="P14"><text:span text:style-name="Default_20_Paragraph_20_Font"><text:span text:style-name="T1">Corvallis, OR</text:span></text:span><text:span text:style-name="Default_20_Paragraph_20_Font"><text:span text:style-name="T1"> </text:span></text:span><text:span text:style-name="Default_20_Paragraph_20_Font"><text:span text:style-name="T1">97331</text:span></text:span></text:p>
      <text:p text:style-name="P14"><text:span text:style-name="Default_20_Paragraph_20_Font"><text:span text:style-name="T1">{</text:span></text:span><text:span text:style-name="Default_20_Paragraph_20_Font"><text:span text:style-name="T2">m</text:span></text:span><text:span text:style-name="Default_20_Paragraph_20_Font"><text:span text:style-name="T2">ortont</text:span></text:span><text:span text:style-name="Default_20_Paragraph_20_Font"><text:span text:style-name="T2">,</text:span></text:span><text:span text:style-name="Default_20_Paragraph_20_Font"><text:span text:style-name="T2"> </text:span></text:span><text:span text:style-name="Default_20_Paragraph_20_Font"><text:span text:style-name="T2">sharpau, mendesm}@onid.orst.edu</text:span></text:span></text:p>
      <text:p text:style-name="P19">Abstract</text:p>
      <text:p text:style-name="P20"><text:span text:style-name="Default_20_Paragraph_20_Font"><text:span text:style-name="T5">The Abstract paragraph should be indented ½ inch (3 picas) on both left and right-hand margins. Use 10 point type, with a vertical spacing of 11 points. </text:span></text:span><text:span text:style-name="Default_20_Paragraph_20_Font"><text:span text:style-name="T6">Abstract</text:span></text:span><text:span text:style-name="Default_20_Paragraph_20_Font"><text:span text:style-name="T5"> must be centered, bold and in point size 12. Two line spaces precede the Abstract. The Abstract must be limited to one paragraph.</text:span></text:span></text:p>
      <text:p text:style-name="P21"/>
      <text:p text:style-name="P15">1<text:tab/>Introduction</text:p>
      <text:p text:style-name="P2">Since the early days of the internet, users have been interested in removing unwanted material such as advertisements [1]. <text:s/>There are many approaches to ad blocking in this day and age – one popular method is the filter list, which keeps a “blacklist” of ad providers to block content from (CITATION NEEDED). <text:s/>This method allows the ad blocker to process and remove the offending content without loading it into the browser, saving bandwidth and blocking the execution of a potentially malicious script.</text:p>
      <text:p text:style-name="P2">Before the turn of the century, Kushmerick created a machine learning system using the C4.5rules inductive learning algorithm to identify key <text:span text:style-name="T12">combinations of </text:span>attributes of ad image URLs [1]. <text:s/>This system also blocks the ad before it displays in the browser. <text:s/>The dataset he created is publicly available at [2]. <text:s/>We have decided to further explore this dataset with a modern machine learning system to evaluate the effectiveness of a variety of machine learning algorithms and techniques as applied to the dataset. <text:s/></text:p>
      <text:p text:style-name="P2">While the dataset in question revolves around outdated samples, the data is nonetheless useful to ask whether keyword-based decomposition is particularly effective as a machine learning technique and which machine learning technique is most accurate on this data, particularly attempting to surpass the original paper’s accuracy while providing more accurate metrics of algorithm effectiveness. <text:s/>We also use feature reduction techniques to reduce the size of the set and investigate how many of those features are actually necessary for accuracy. <text:s/></text:p>
      <text:p text:style-name="P2"/>
      <text:p text:style-name="P15">2<text:tab/>Methods</text:p>
      <text:p text:style-name="P16"/>
      <text:p text:style-name="P17">2.1 <text:tab/>Dataset</text:p>
      <text:p text:style-name="P2">Our study was conducted on Kushmerick’s internet advertisement dataset from 1998 [2]. <text:s/></text:p>
      <text:p text:style-name="P2">The dataset contains a massive number of features (1558). <text:s/>Some are category features, while others are discrete numerical or continuous numerical. <text:s/>Some features can be left blank in a sample, which may complicate attempts to apply certain algorithms. <text:s/>The dataset also <text:soft-page-break/>suffers from class-imbalance, with only 13% of the examples having the label “ad” (459/3279).</text:p>
      <text:p text:style-name="P2">The first three features (width, height, aspect ratio) may have missing values, which can interfere with certain algorithms that expect continuous data. <text:s/>There is also a binary variable, “local?”, which captures whether the host portion of the image URL is the same as that of the site the user is on. <text:s/>The remaining features all test for the presence of words or phrases in the image caption, the image’s alt text, and the image URLs [1]. <text:s/>The first four features are removed during the investigation of algorithms that cannot handle missing features. <text:s/></text:p>
      <text:p text:style-name="P2">Initial expressions of the internet ad data were in a different data format than the input format used by Orange, so we created a Python script to convert data in that format into an Orange-supported data format (in this case, the tab-delimited format). <text:s/>We also partitioned off some data to act as a test set. <text:s/>(ADD MORE DETAIL)</text:p>
      <text:p text:style-name="P15"/>
      <text:p text:style-name="P17">2.2 <text:tab/>Metrics</text:p>
      <text:p text:style-name="P2">The class imbalance mentioned above means that a classifier could achieve decent accuracy (86%) by simply labeling every example as “nonad.” Therefore, accuracy alone is not this only important metric that should be used when comparing classifiers. The original paper does not seem to address this, and does not include any metrics on sensitivity or specificity. <text:s/>Sensitivity is a measure of correctly identified positives (“ad”), while specificity measures correctly identified negatives (“nonad”). <text:s/>(CHECK AD/NONAD)</text:p>
      <text:p text:style-name="P2"/>
      <text:p text:style-name="P17">2.3 <text:tab/>Algorithms</text:p>
      <text:p text:style-name="P2">We were able to apply the decision tree and naïve bayes algorithms to the processed data without requiring any additional processing. <text:s/>However, the size of the feature vector proved detrimental to applying any other algorithms, and the potentially missing features tripped up algorithms like logistic regression, which cannot handle missing features. <text:s/>Therefore, we performed a feature reduction (CONTINUE)</text:p>
      <text:p text:style-name="P2">Additionally, </text:p>
      <text:p text:style-name="P2"/>
      <text:p text:style-name="P17">2.4 <text:tab/>Code</text:p>
      <text:p text:style-name="P2">All code in this experiment was written in Python. <text:s/>To implement the machine learning algorithms, we used the Orange library [3].</text:p>
      <text:p text:style-name="P2"/>
      <text:p text:style-name="P4"><text:span text:style-name="Default_20_Paragraph_20_Font"><text:span text:style-name="T1">The file </text:span></text:span><text:span text:style-name="Default_20_Paragraph_20_Font"><text:span text:style-name="T7">nips2013.pdf</text:span></text:span><text:span text:style-name="Default_20_Paragraph_20_Font"><text:span text:style-name="T1"> contains these instructions and illustrates the various formatting requirements that your NIPS paper must satisfy. LaTeX users can choose between two style files: </text:span></text:span><text:span text:style-name="Default_20_Paragraph_20_Font"><text:span text:style-name="T7">nips11submit_09.sty</text:span></text:span><text:span text:style-name="Default_20_Paragraph_20_Font"><text:span text:style-name="T1"> (to be used with LaTeX version 2.09) and </text:span></text:span><text:span text:style-name="Default_20_Paragraph_20_Font"><text:span text:style-name="T7">nips11submit_e.sty</text:span></text:span><text:span text:style-name="Default_20_Paragraph_20_Font"><text:span text:style-name="T1"> (to be used with LaTeX2e). The file </text:span></text:span><text:span text:style-name="Default_20_Paragraph_20_Font"><text:span text:style-name="T7">nips2013.tex</text:span></text:span><text:span text:style-name="Default_20_Paragraph_20_Font"><text:span text:style-name="T1"> may be used as a “shell” for writing your paper. All you have to do is replace the author, title, abstract and text of the paper with your own. <text:s/>The file </text:span></text:span><text:span text:style-name="Default_20_Paragraph_20_Font"><text:span text:style-name="T7">nips2013.rtf</text:span></text:span><text:span text:style-name="Default_20_Paragraph_20_Font"><text:span text:style-name="T1"> is provided as a shell for MS Word users.</text:span></text:span></text:p>
      <text:p text:style-name="P2">The formatting instructions contained in these style files are summarized in sections 2, 3, and 4, below.</text:p>
      <text:p text:style-name="P15"/>
      <text:p text:style-name="P2">The text must be confined within a rectangle 5.5 inches (33 picas) wide and 9 inches (54 picas) long. The left margin is 1.5 inches (9 picas). Use 10 point type with a vertical spacing of 11 points. Times New Roman is the preferred typeface throughout. Paragraphs are separated by ½ line space, with no indentation.</text:p>
      <text:p text:style-name="P2">Paper title is 17 point, initial caps/lower case, bold, centered between 2 horizontal rules. Top rule is 4 points thick and bottom rule is 1 point thick. Allow ¼ inch space above and below title to rules. All pages should start 1 inch (6 picas) from the top of the page.</text:p>
      <text:p text:style-name="P2">The version of the paper submitted for review should have "Anonymous Author(s)" as the author of the paper. <text:s/>For the final version, authors’ names are set in boldface, and each name is centered above the corresponding address. The lead author’s name is to be listed first (left-<text:soft-page-break/>most), and the co-authors’ names (if different address) are set to follow. If only one co-author, list both author and co-author side by side.</text:p>
      <text:p text:style-name="P2">Please pay special attention to the instructions in section 4 regarding figures, tables, acknowledgements, and references.</text:p>
      <text:p text:style-name="P2"/>
      <text:p text:style-name="P15">3<text:tab/>Results</text:p>
      <text:p text:style-name="P2">First level headings are lower case (except for first word and proper nouns), flush left, bold and in point size 12. One line space before the first level heading and ½ line space after the first level heading.</text:p>
      <text:p text:style-name="P2"/>
      <text:p text:style-name="P17">3.1<text:tab/>Headings: second level</text:p>
      <text:p text:style-name="P2">Second level headings are lower case (except for first word and proper nouns), flush left, bold and in point size 10. One line space before the second level heading and ½ line space after the second level heading.</text:p>
      <text:p text:style-name="P2"/>
      <text:p text:style-name="P17">3.1.1<text:tab/>Headings: third level</text:p>
      <text:p text:style-name="P2">Third level headings are lower case (except for first word and proper nouns), flush left, bold and in point size 10. One line space before the third level heading and ½ line space after the third level heading.</text:p>
      <text:p text:style-name="P2"/>
      <text:p text:style-name="P15">4<text:tab/>Analysis and Discussion</text:p>
      <text:p text:style-name="P2">These instructions apply to everyone, regardless of the formatter being used.</text:p>
      <text:p text:style-name="P2"/>
      <text:p text:style-name="P17">4.1<text:tab/>Citations within the text</text:p>
      <text:p text:style-name="P4"><text:span text:style-name="Default_20_Paragraph_20_Font"><text:span text:style-name="T1">Citations within the text should be numbered consecutively. <text:s/>The corresponding number is to appear enclosed in square brackets, such as [1] or [2]-[5]. <text:s/>The corresponding references are to be listed in the same order at the end of the paper, in the </text:span></text:span><text:span text:style-name="Default_20_Paragraph_20_Font"><text:span text:style-name="T4">References</text:span></text:span><text:span text:style-name="Default_20_Paragraph_20_Font"><text:span text:style-name="T1"> section. (Note: the standard BibTeX style </text:span></text:span><text:span text:style-name="Default_20_Paragraph_20_Font"><text:span text:style-name="T8">unsrt</text:span></text:span><text:span text:style-name="Default_20_Paragraph_20_Font"><text:span text:style-name="T1"> produces this.) As to the format of the references themselves, any standard reference style is acceptable, as long as it is used consistently.</text:span></text:span></text:p>
      <text:p text:style-name="P2">As submission is double blind, refer to your own published work in the third person. <text:s/>That is, use "In the previous work of Jones et al. [4]", not "In our previous work [4]". <text:s/>If you cite your other papers that are not widely available (e.g. a journal paper under review), use anonymous author names in the citation, e.g. an author of the form "A.Anonymous". <text:s/></text:p>
      <text:p text:style-name="P2"/>
      <text:p text:style-name="P17">4.2<text:tab/>Footnotes</text:p>
      <text:p text:style-name="P2">Indicate footnotes with a number in the text. <text:s/>Place the footnotes at the bottom of the page on which they appear. Precede the footnote with a horizontal rule of 2 inches (12 picas).</text:p>
      <text:p text:style-name="P2"/>
      <text:p text:style-name="P17">4.3<text:tab/>Figures</text:p>
      <text:p text:style-name="P2">All artwork must be neat, clean, and legible. Lines should be dark enough for purposes of reproduction; artwork should not be hand drawn. The figure number and caption always appear after the figure. Place one line space before the figure caption, and one line space after the figure. The figure caption is lower case (except for first word and proper nouns); figures are numbered consecutively.</text:p>
      <text:p text:style-name="P2">Make sure the figure caption does not get separated from the figure. Leave sufficient space to avoid splitting the figure and figure caption.</text:p>
      <text:p text:style-name="P2">You may use color figures. However, it is best for the figure captions and the paper body to make sense if the paper is printed either in black/white or in color.</text:p>
      <text:p text:style-name="P2"/>
      <table:table table:name="Table2" table:style-name="Table2">
        <table:table-column table:style-name="Table2.A"/>
        <text:soft-page-break/>
        <table:table-row>
          <table:table-cell table:style-name="Table2.A1" office:value-type="string">
            <text:p text:style-name="P3"/>
          </table:table-cell>
        </table:table-row>
      </table:table>
      <text:p text:style-name="P3">Figure 1: Sample Figure Caption</text:p>
      <text:p text:style-name="P3"/>
      <text:p text:style-name="P17">4.4<text:tab/>Tables</text:p>
      <text:p text:style-name="P2">All tables must be centered, neat, clean and legible. Do not use hand drawn tables. The table number and title always appear before the table. See Table 1.</text:p>
      <text:p text:style-name="P2">Place one line space before the table title, one line space after the table title, and one line space after the table. <text:s/>The table title must be lower case (except for first word and proper nouns); tables are numbered consecutively.</text:p>
      <text:p text:style-name="P2"/>
      <text:p text:style-name="P3">Table 1: Sample table title</text:p>
      <text:p text:style-name="P3"/>
      <table:table table:name="Table3" table:style-name="Table3">
        <table:table-column table:style-name="Table3.A"/>
        <table:table-column table:style-name="Table3.B"/>
        <table:table-row>
          <table:table-cell table:style-name="Table3.A1" office:value-type="string">
            <text:p text:style-name="P4"><text:span text:style-name="Default_20_Paragraph_20_Font"><text:span text:style-name="T4">Part</text:span></text:span></text:p>
            <text:p text:style-name="P4"><text:span text:style-name="Default_20_Paragraph_20_Font"><text:span text:style-name="T4">Description</text:span></text:span></text:p>
          </table:table-cell>
          <table:table-cell table:style-name="Table3.A1" office:value-type="string">
            <text:p text:style-name="P13"/>
          </table:table-cell>
        </table:table-row>
        <table:table-row>
          <table:table-cell table:style-name="Table3.A2" office:value-type="string">
            <text:p text:style-name="P2">Dendrite</text:p>
          </table:table-cell>
          <table:table-cell table:style-name="Table3.A2" office:value-type="string">
            <text:p text:style-name="P2">Input terminal</text:p>
          </table:table-cell>
        </table:table-row>
        <table:table-row>
          <table:table-cell table:style-name="Table3.A2" office:value-type="string">
            <text:p text:style-name="P11">Axon</text:p>
          </table:table-cell>
          <table:table-cell table:style-name="Table3.A2" office:value-type="string">
            <text:p text:style-name="P11">Output terminal</text:p>
          </table:table-cell>
        </table:table-row>
        <table:table-row>
          <table:table-cell table:style-name="Table3.A2" office:value-type="string">
            <text:p text:style-name="P11">Soma</text:p>
          </table:table-cell>
          <table:table-cell table:style-name="Table3.A2" office:value-type="string">
            <text:p text:style-name="P11">Cell Body (contains cell nucleus)</text:p>
          </table:table-cell>
        </table:table-row>
      </table:table>
      <text:p text:style-name="P3"/>
      <text:p text:style-name="P15">5<text:tab/>Final instructions</text:p>
      <text:p text:style-name="P4"><text:span text:style-name="Default_20_Paragraph_20_Font"><text:span text:style-name="T1">Do not change any aspects of the formatting parameters in the style files. In particular, do not modify the width or length of the rectangle that the text should fit into, and do not change font sizes (except perhaps in the </text:span></text:span><text:span text:style-name="Default_20_Paragraph_20_Font"><text:span text:style-name="T4">References</text:span></text:span><text:span text:style-name="Default_20_Paragraph_20_Font"><text:span text:style-name="T1"> section; see below). Please note that pages should be numbered.</text:span></text:span></text:p>
      <text:p text:style-name="P2"/>
      <text:p text:style-name="P15">6<text:tab/>Preparing PostScript or PDF files</text:p>
      <text:p text:style-name="P2">Please prepare PostScript or PDF files with paper size “US Letter,” and not, for example, “A4.” The -t letter option on dvips will produce US Letter files.</text:p>
      <text:p text:style-name="P2">Fonts were the main cause of problems in the past years. Your PDF file must only contain Type 1 or Embedded TrueType fonts. Here are a few instructions to achieve this.</text:p>
      <text:p text:style-name="P2"/>
      <text:list xml:id="list20208703" text:style-name="L1">
        <text:list-item>
          <text:p text:style-name="P23"><text:span text:style-name="Default_20_Paragraph_20_Font"><text:span text:style-name="T1">You can check which fonts a PDF files uses. In Acrobat Reader, select menu Files&gt;Document Properties&gt;Fonts and select Show All Fonts. You can also use the program </text:span></text:span><text:span text:style-name="Default_20_Paragraph_20_Font"><text:span text:style-name="T8">pdffonts</text:span></text:span><text:span text:style-name="Default_20_Paragraph_20_Font"><text:span text:style-name="T1"> which comes with </text:span></text:span><text:span text:style-name="Default_20_Paragraph_20_Font"><text:span text:style-name="T8">xpdf</text:span></text:span><text:span text:style-name="Default_20_Paragraph_20_Font"><text:span text:style-name="T1"> and is available out-of-the-box on most Linux machines.</text:span></text:span></text:p>
        </text:list-item>
        <text:list-item>
          <text:p text:style-name="P25">The IEEE has recommendations for generating PDF files whose fonts are also acceptable for NIPS. Please see http://www.emfield.org/icuwb2010/downloads/IEEE-PDF-SpecV32.pdf</text:p>
        </text:list-item>
        <text:list-item>
          <text:p text:style-name="P25">LaTeX users:</text:p>
          <text:list>
            <text:list-item>
              <text:p text:style-name="P23"><text:span text:style-name="Default_20_Paragraph_20_Font"><text:span text:style-name="T1">Consider directly generating PDF files using </text:span></text:span><text:span text:style-name="Default_20_Paragraph_20_Font"><text:span text:style-name="T8">pdflatex</text:span></text:span><text:span text:style-name="Default_20_Paragraph_20_Font"><text:span text:style-name="T1"> (especially if you are a MiKTeX user). <text:s/>PDF figures must be substituted for EPS figures, however.</text:span></text:span></text:p>
            </text:list-item>
            <text:list-item>
              <text:p text:style-name="P25">Otherwise, please generate your PostScript and PDF files with the following commands:</text:p>
            </text:list-item>
            <text:list-item>
              <text:p text:style-name="P28">dvips mypaper.dvi -t letter -Ppdf -G0 -o mypaper.ps</text:p>
            </text:list-item>
            <text:list-item>
              <text:p text:style-name="P29"><text:span text:style-name="Default_20_Paragraph_20_Font"><text:span text:style-name="T8">ps2pdf mypaper.ps mypaper.pdf</text:span></text:span></text:p>
            </text:list-item>
            <text:list-item>
              <text:p text:style-name="P30">Check that the PDF files only contains Type 1 fonts. </text:p>
            </text:list-item>
          </text:list>
        </text:list-item>
        <text:list-item>
          <text:p text:style-name="P25"><text:soft-page-break/>xfig “patterned” shapes are implemented with bitmap fonts. Use “solid” shapes instead.</text:p>
        </text:list-item>
        <text:list-item>
          <text:p text:style-name="P23"><text:span text:style-name="Default_20_Paragraph_20_Font"><text:span text:style-name="T1">The </text:span></text:span><text:span text:style-name="Default_20_Paragraph_20_Font"><text:span text:style-name="T8">\bbold</text:span></text:span><text:span text:style-name="Default_20_Paragraph_20_Font"><text:span text:style-name="T1"> package almost always uses bitmap fonts. You can try the equivalent AMS Fonts with command</text:span></text:span></text:p>
          <text:list>
            <text:list-item>
              <text:p text:style-name="P29"><text:span text:style-name="Default_20_Paragraph_20_Font"><text:span text:style-name="T8">\usepackage[psamsfonts]{amssymb}</text:span></text:span></text:p>
            </text:list-item>
            <text:list-item>
              <text:p text:style-name="P30">or use the following workaround for reals, natural and complex:</text:p>
            </text:list-item>
            <text:list-item>
              <text:p text:style-name="P28">\newcommand{\RR}{I\!\!R} %real numbers</text:p>
            </text:list-item>
            <text:list-item>
              <text:p text:style-name="P28">\newcommand{\Nat}{I\!\!N} %natural numbers</text:p>
            </text:list-item>
            <text:list-item>
              <text:p text:style-name="P28">\newcommand{\CC}{I\!\!\!\!C} %complex numbers</text:p>
            </text:list-item>
          </text:list>
        </text:list-item>
        <text:list-item>
          <text:p text:style-name="P23"><text:span text:style-name="Default_20_Paragraph_20_Font"><text:span text:style-name="T1">Sometimes the problematic fonts are used in figures included in LaTeX files. The ghostscript program </text:span></text:span><text:span text:style-name="Default_20_Paragraph_20_Font"><text:span text:style-name="T8">eps2eps</text:span></text:span><text:span text:style-name="Default_20_Paragraph_20_Font"><text:span text:style-name="T1"> is the simplest way to clean such figures. For black and white figures, slightly better results can be achieved with program </text:span></text:span><text:span text:style-name="Default_20_Paragraph_20_Font"><text:span text:style-name="T8">potrace</text:span></text:span><text:span text:style-name="Default_20_Paragraph_20_Font"><text:span text:style-name="T1">.</text:span></text:span></text:p>
        </text:list-item>
        <text:list-item>
          <text:p text:style-name="P25">MSWord 2007 and Windows users (via PDF file):</text:p>
          <text:list>
            <text:list-item>
              <text:p text:style-name="P25">Install the Microsoft Save as PDF Office 2007 Add-in from </text:p>
            </text:list-item>
            <text:list-item>
              <text:p text:style-name="P25">http://www.microsoft.com/downloads/details.aspx?displaylang=en&amp;familyid=4d951911-3e7e-4ae6-b059-a2e79ed87041</text:p>
            </text:list-item>
            <text:list-item>
              <text:p text:style-name="P25">Select "Save or Publish to PDF" from the Office or File menu</text:p>
            </text:list-item>
          </text:list>
        </text:list-item>
        <text:list-item>
          <text:p text:style-name="P26">MSWord and Mac OS X users (via PDF file):</text:p>
          <text:list>
            <text:list-item>
              <text:p text:style-name="P27">From the print menu, click the PDF drop-down box, and select "Save as PDF…"</text:p>
            </text:list-item>
          </text:list>
        </text:list-item>
        <text:list-item>
          <text:p text:style-name="P26">MSWord and Windows users (via PS file):</text:p>
          <text:list>
            <text:list-item>
              <text:p text:style-name="P24"><text:span text:style-name="Default_20_Paragraph_20_Font"><text:span text:style-name="T1">To create a new printer on your computer, install the AdobePS printer driver and the Adobe </text:span></text:span>PostScript Printer Description (<text:span text:style-name="Default_20_Paragraph_20_Font"><text:span text:style-name="T1">PPD</text:span></text:span><text:span text:style-name="Default_20_Paragraph_20_Font"><text:span text:style-name="T1">)</text:span></text:span><text:span text:style-name="Default_20_Paragraph_20_Font"><text:span text:style-name="T1"> file from</text:span></text:span></text:p>
            </text:list-item>
            <text:list-item>
              <text:p text:style-name="P24"><text:a xlink:type="simple" xlink:href="http://www.adobe.com/support/downloads/detail.jsp?ftpID=204" office:target-frame-name="_top" xlink:show="replace"><text:span text:style-name="Hyperlink"><text:span text:style-name="T1">http://www.adobe.com/support/downloads/detail.jsp?ftpID=204</text:span></text:span></text:a></text:p>
            </text:list-item>
            <text:list-item>
              <text:p text:style-name="P24"><text:span text:style-name="Default_20_Paragraph_20_Font"><text:span text:style-name="T2">Note: </text:span></text:span><text:span text:style-name="Default_20_Paragraph_20_Font"><text:span text:style-name="T1">You must reboot your PC after installing the AdobePS driver for it to take effect.</text:span></text:span></text:p>
            </text:list-item>
            <text:list-item>
              <text:p text:style-name="P27">To produce the ps file, select "Print" from the MS app, choose the installed AdobePS printer, click on "Properties", click on "Advanced."</text:p>
            </text:list-item>
            <text:list-item>
              <text:p text:style-name="P27">Set “TrueType Font” to be “Download as Softfont”</text:p>
            </text:list-item>
            <text:list-item>
              <text:p text:style-name="P27">Open the “PostScript Options” folder </text:p>
            </text:list-item>
            <text:list-item>
              <text:p text:style-name="P27">Select “PostScript Output Option” to be “Optimize for Portability”</text:p>
            </text:list-item>
            <text:list-item>
              <text:p text:style-name="P27">Select “TrueType Font Download Option” to be “Outline”</text:p>
            </text:list-item>
            <text:list-item>
              <text:p text:style-name="P27">Select “Send PostScript Error Handler” to be “No”</text:p>
            </text:list-item>
            <text:list-item>
              <text:p text:style-name="P27">Click “OK” three times, print your file.</text:p>
            </text:list-item>
            <text:list-item>
              <text:p text:style-name="P27">Now, use Adobe Acrobat Distiller or ps2pdf to create a PDF file from the PS file. In Acrobat, check the option “Embed all fonts” if applicable.</text:p>
            </text:list-item>
          </text:list>
        </text:list-item>
      </text:list>
      <text:p text:style-name="P12"/>
      <text:p text:style-name="P2">If your file contains Type 3 fonts or non embedded TrueType fonts, we will ask you to fix it.</text:p>
      <text:p text:style-name="P2"/>
      <text:p text:style-name="P17">6.1<text:tab/>Margins in LaTeX</text:p>
      <text:p text:style-name="P4"><text:span text:style-name="Default_20_Paragraph_20_Font"><text:span text:style-name="T1">Most of the margin problems come from figures positioned by hand using </text:span></text:span><text:span text:style-name="Default_20_Paragraph_20_Font"><text:span text:style-name="T8">\special</text:span></text:span><text:span text:style-name="Default_20_Paragraph_20_Font"><text:span text:style-name="T1"> or other commands. We suggest using the command </text:span></text:span><text:span text:style-name="Default_20_Paragraph_20_Font"><text:span text:style-name="T8">\includegraphics</text:span></text:span><text:span text:style-name="Default_20_Paragraph_20_Font"><text:span text:style-name="T1"> from the graphicx package. Always specify the figure width as a multiple of the line width as in the example below</text:span></text:span></text:p>
      <text:p text:style-name="P5">\usepackage[dvips]{graphicx} ...</text:p>
      <text:p text:style-name="P5">\includegraphics[width=0.8\linewidth]{myfile.eps}</text:p>
      <text:p text:style-name="P6">or</text:p>
      <text:p text:style-name="P5">\usepackage[pdftex]{graphicx} ...</text:p>
      <text:p text:style-name="P5">\includegraphics[width=0.8\linewidth]{myfile.pdf}</text:p>
      <text:p text:style-name="P2"><text:soft-page-break/>for .pdf graphics. <text:s/>See section 4.4 in the graphics bundle documentation (http://www.ctan.org/texarchive/macros/latex/required/graphics/grfguide.ps)</text:p>
      <text:p text:style-name="P2">A number of width problems arise when LaTeX cannot properly hyphenate a line. Please give LaTeX hyphenation hints using the \- command.</text:p>
      <text:p text:style-name="P22">Acknowledgments</text:p>
      <text:p text:style-name="P2">Use unnumbered third level headings for the acknowledgments. All acknowledgements go at the end of the paper. <text:s/>Do not include acknowledgements in the anonymized submission, only in the final paper.</text:p>
      <text:p text:style-name="P22">References</text:p>
      <text:p text:style-name="P4"><text:span text:style-name="Default_20_Paragraph_20_Font"><text:span text:style-name="T1">References follow the acknowledgments. Use unnumbered third level heading for the references. <text:s/>Any choice of citation style is acceptable as long as you are consistent. It is permissible to reduce the font size to ‘small’ (9-point) when listing the references. <text:s/></text:span></text:span><text:span text:style-name="Default_20_Paragraph_20_Font"><text:span text:style-name="T4">Remember that this year you can use a ninth page as long as it contains </text:span></text:span><text:span text:style-name="Default_20_Paragraph_20_Font"><text:span text:style-name="T3">only</text:span></text:span><text:span text:style-name="Default_20_Paragraph_20_Font"><text:span text:style-name="T4"> cited references.</text:span></text:span></text:p>
      <text:p text:style-name="P4"><text:span text:style-name="Default_20_Paragraph_20_Font"><text:span text:style-name="T9">[1] </text:span></text:span><text:span text:style-name="Default_20_Paragraph_20_Font"><text:span text:style-name="T10">Kushmerick, Nicholas. "Learning to remove Internet advertisements." </text:span></text:span><text:span text:style-name="Default_20_Paragraph_20_Font"><text:span text:style-name="T11">3rd Int. Conf. on Autonomous Agents</text:span></text:span><text:span text:style-name="Default_20_Paragraph_20_Font"><text:span text:style-name="T10">. (19</text:span></text:span><text:span text:style-name="Default_20_Paragraph_20_Font"><text:span text:style-name="T10">99): n. page. Web. 2 Jun. 2013.</text:span></text:span></text:p>
      <text:p text:style-name="P18">&lt;http://citeseerx.ist.psu.edu/viewdoc/summary?doi=10.1.1.35.5686&gt;.</text:p>
      <text:p text:style-name="P4"><text:span text:style-name="Default_20_Paragraph_20_Font"><text:span text:style-name="T9">[2] </text:span></text:span><text:span text:style-name="Default_20_Paragraph_20_Font"><text:span text:style-name="T10">Kushmerick, Nicholas. "UCI Machine Learning Repository: Internet Advertisements Data Set." . University of California Irvine, 01 Jul 1998. Web. 2 Jun 2013. </text:span></text:span></text:p>
      <text:p text:style-name="P18">&lt;http://archive.ics.uci.edu/ml/datasets/Internet+Advertisements&gt;.</text:p>
      <text:p text:style-name="P4"><text:span text:style-name="Default_20_Paragraph_20_Font"><text:span text:style-name="T9">[3]</text:span></text:span><text:span text:style-name="Default_20_Paragraph_20_Font"><text:span text:style-name="T9"> </text:span></text:span><text:span text:style-name="Default_20_Paragraph_20_Font"><text:span text:style-name="T10">Tomaž Curk, Janez Demšar, Qikai Xu, Gregor Leban, Uroš Petrovič, Ivan Bratko, Gad Shaulsky, Blaž Zupan. </text:span></text:span><text:span text:style-name="Emphasis"><text:span text:style-name="T10">Microarray data mining with visual programming</text:span></text:span><text:span text:style-name="Default_20_Paragraph_20_Font"><text:span text:style-name="T10">. Bioinformatics. 2005 Feb 1;21(3):396-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ourier New Bold" svg:font-family="'Courier New Bold'" style:font-family-generic="system" style:font-pitch="variable"/>
  </office:font-face-decls>
  <office:styles>
    <draw:gradient draw:name="a0" draw:style="linear" draw:start-color="#3f80cd" draw:end-color="#9bc1ff" draw:start-intensity="100%" draw:end-intensity="100%" draw:angle="1800" draw:border="0%"/>
    <style:default-style style:family="graphic">
      <style:graphic-properties draw:stroke="solid" svg:stroke-width="0.0102in" svg:stroke-color="#4a7ebb"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ne_20_Number" style:display-name="Line Number"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font-name-asian="Times New Roman"/>
    </style:style>
    <style:style style:name="WW_5f_CharLFO5LVL2" style:display-name="WW_CharLFO5LVL2" style:family="text">
      <style:text-properties style:font-name="Symbol" style:font-name-asian="Times New Roman"/>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Symbol" style:font-name-asian="Times New Roman"/>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252in" style:num-format="1" text:number-position="left" text:increment="1"/>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5in" fo:margin-right="1.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Formatting Instructions for NIPS -17-</dc:title>
    <meta:initial-creator>NIPS publication chair</meta:initial-creator>
    <meta:creation-date>2013-06-07T07:04:00Z</meta:creation-date>
    <dc:date>2013-06-07T00:55:25.60</dc:date>
    <meta:editing-cycles>5</meta:editing-cycles>
    <meta:editing-duration>PT49M49S</meta:editing-duration>
    <meta:document-statistic meta:table-count="3" meta:image-count="0" meta:object-count="0" meta:page-count="6" meta:paragraph-count="119" meta:word-count="2356" meta:character-count="14885" meta:non-whitespace-character-count="12631"/>
    <meta:template xlink:type="simple" xlink:actuate="onRequest" xlink:title="" xlink:href="Normal.dotm"/>
  </office:meta>
</office:document-meta>
</file>